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330*"/>
    </style:style>
    <style:style style:name="Таблица14.B" style:family="table-column">
      <style:table-column-properties style:column-width="13.785cm" style:rel-column-width="7815*"/>
    </style:style>
    <style:style style:name="Таблица14.C" style:family="table-column">
      <style:table-column-properties style:column-width="2.635cm" style:rel-column-width="1494*"/>
    </style:style>
    <style:style style:name="Таблица14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ext:soft-page-break/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ext:soft-page-break/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ext:soft-page-break/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<text:soft-page-break/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<text:soft-page-break/>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24T15:13:13.34</dc:date>
    <meta:editing-duration>P1DT8H6M38S</meta:editing-duration>
    <meta:editing-cycles>24</meta:editing-cycles>
    <meta:generator>OpenOffice.org/3.3$Win32 OpenOffice.org_project/330m20$Build-9567</meta:generator>
    <meta:document-statistic meta:table-count="14" meta:image-count="0" meta:object-count="0" meta:page-count="7" meta:paragraph-count="443" meta:word-count="1740" meta:character-count="13303"/>
  </office:meta>
</office:document-meta>
</file>